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265b6d" officeooo:paragraph-rsid="002ceace"/>
    </style:style>
    <style:style style:name="P3" style:family="paragraph" style:parent-style-name="Text_20_body" style:list-style-name="L1">
      <style:text-properties officeooo:rsid="002a2803" officeooo:paragraph-rsid="002a2803"/>
    </style:style>
    <style:style style:name="P4" style:family="paragraph" style:parent-style-name="Text_20_body" style:list-style-name="L1">
      <style:text-properties officeooo:rsid="002a2803" officeooo:paragraph-rsid="002b9e98"/>
    </style:style>
    <style:style style:name="P5" style:family="paragraph" style:parent-style-name="Text_20_body" style:list-style-name="L2">
      <style:text-properties officeooo:rsid="0030748b" officeooo:paragraph-rsid="0030748b"/>
    </style:style>
    <style:style style:name="P6" style:family="paragraph" style:parent-style-name="Text_20_body">
      <style:text-properties officeooo:rsid="0030748b" officeooo:paragraph-rsid="0030748b"/>
    </style:style>
    <style:style style:name="P7" style:family="paragraph" style:parent-style-name="Text_20_body">
      <style:text-properties officeooo:paragraph-rsid="002c1f7b"/>
    </style:style>
    <style:style style:name="P8" style:family="paragraph" style:parent-style-name="Text_20_body">
      <style:text-properties officeooo:paragraph-rsid="0030748b"/>
    </style:style>
    <style:style style:name="P9" style:family="paragraph" style:parent-style-name="Text_20_body" style:list-style-name="L2">
      <style:text-properties officeooo:rsid="0031fa76" officeooo:paragraph-rsid="0031fa76"/>
    </style:style>
    <style:style style:name="P10" style:family="paragraph" style:parent-style-name="Text_20_body" style:list-style-name="L3">
      <style:text-properties officeooo:paragraph-rsid="00323541"/>
    </style:style>
    <style:style style:name="P11" style:family="paragraph" style:parent-style-name="Text_20_body">
      <style:text-properties officeooo:paragraph-rsid="00338170"/>
    </style:style>
    <style:style style:name="P12" style:family="paragraph" style:parent-style-name="Text_20_body">
      <style:text-properties officeooo:paragraph-rsid="0033ff74"/>
    </style:style>
    <style:style style:name="P13" style:family="paragraph" style:parent-style-name="Text_20_body" style:list-style-name="L4">
      <style:text-properties officeooo:rsid="0033ff74" officeooo:paragraph-rsid="0033ff74"/>
    </style:style>
    <style:style style:name="P14" style:family="paragraph" style:parent-style-name="Text_20_body" style:list-style-name="L4">
      <style:text-properties officeooo:rsid="0033ff74" officeooo:paragraph-rsid="0036574b"/>
    </style:style>
    <style:style style:name="P15" style:family="paragraph" style:parent-style-name="Text_20_body">
      <style:text-properties officeooo:rsid="00346023" officeooo:paragraph-rsid="00346023"/>
    </style:style>
    <style:style style:name="P16" style:family="paragraph" style:parent-style-name="Heading_20_2">
      <style:text-properties officeooo:paragraph-rsid="00265b6d"/>
    </style:style>
    <style:style style:name="P17" style:family="paragraph" style:parent-style-name="Heading_20_2">
      <style:text-properties officeooo:rsid="00323541" officeooo:paragraph-rsid="00323541"/>
    </style:style>
    <style:style style:name="T1" style:family="text">
      <style:text-properties officeooo:rsid="00265b6d"/>
    </style:style>
    <style:style style:name="T2" style:family="text">
      <style:text-properties officeooo:rsid="002a28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23541" style:font-style-asian="italic" style:font-style-complex="italic"/>
    </style:style>
    <style:style style:name="T5" style:family="text">
      <style:text-properties fo:font-style="italic" officeooo:rsid="00338170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4602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4602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46023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b9e98" style:font-style-asian="normal" style:font-style-complex="normal"/>
    </style:style>
    <style:style style:name="T14" style:family="text">
      <style:text-properties fo:font-style="normal" officeooo:rsid="0031868c" style:font-style-asian="normal" style:font-style-complex="normal"/>
    </style:style>
    <style:style style:name="T15" style:family="text">
      <style:text-properties fo:font-style="normal" officeooo:rsid="00323541" style:font-style-asian="normal" style:font-style-complex="normal"/>
    </style:style>
    <style:style style:name="T16" style:family="text">
      <style:text-properties fo:font-style="normal" officeooo:rsid="0036574b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officeooo:rsid="00346023" style:font-style-asian="normal" style:font-weight-asian="bold" style:font-style-complex="normal" style:font-weight-complex="bold"/>
    </style:style>
    <style:style style:name="T19" style:family="text">
      <style:text-properties officeooo:rsid="002c1f7b"/>
    </style:style>
    <style:style style:name="T20" style:family="text">
      <style:text-properties officeooo:rsid="002c987f"/>
    </style:style>
    <style:style style:name="T21" style:family="text">
      <style:text-properties officeooo:rsid="002def7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46023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46023" style:font-weight-asian="normal" style:font-weight-complex="normal"/>
    </style:style>
    <style:style style:name="T26" style:family="text">
      <style:text-properties style:font-name="Liberation Serif" fo:font-size="12pt" officeooo:rsid="0030748b" style:font-size-asian="12pt" style:font-size-complex="12pt"/>
    </style:style>
    <style:style style:name="T27" style:family="text">
      <style:text-properties style:font-name="Liberation Serif" fo:font-size="12pt" officeooo:rsid="0031868c" style:font-size-asian="12pt" style:font-size-complex="12pt"/>
    </style:style>
    <style:style style:name="T28" style:family="text">
      <style:text-properties style:font-name="Liberation Serif" fo:font-size="12pt" fo:font-style="italic" officeooo:rsid="0030748b" style:font-size-asian="12pt" style:font-style-asian="italic" style:font-size-complex="12pt" style:font-style-complex="italic"/>
    </style:style>
    <style:style style:name="T29" style:family="text">
      <style:text-properties officeooo:rsid="0030748b" style:font-size-complex="12pt"/>
    </style:style>
    <style:style style:name="T30" style:family="text">
      <style:text-properties officeooo:rsid="0031868c"/>
    </style:style>
    <style:style style:name="T31" style:family="text">
      <style:text-properties officeooo:rsid="0031fa76"/>
    </style:style>
    <style:style style:name="T32" style:family="text">
      <style:text-properties officeooo:rsid="00323541"/>
    </style:style>
    <style:style style:name="T33" style:family="text">
      <style:text-properties officeooo:rsid="00338170"/>
    </style:style>
    <style:style style:name="T34" style:family="text">
      <style:text-properties officeooo:rsid="0033ff74"/>
    </style:style>
    <style:style style:name="T35" style:family="text">
      <style:text-properties officeooo:rsid="00346023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346023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346023" style:font-weight-asian="normal" style:font-weight-complex="normal"/>
    </style:style>
    <style:style style:name="T40" style:family="text">
      <style:text-properties officeooo:rsid="00365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enderVR: UI ↔ daemon<text:line-break/>network protoco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ate: 11/24/2014</text:p>
      <text:p text:style-name="Text_20_body">Revision: 0.1</text:p>
      <text:p text:style-name="P1"/>
      <text:p text:style-name="Text_20_body">First of all, to avoid problem of paths resolutions, the UI must run in the same context (computer and user), than the daemon.</text:p>
      <text:h text:style-name="Heading_20_1" text:outline-level="1">Base protocol</text:h>
      <text:p text:style-name="P8">The communication relies on encapsulation of <text:span text:style-name="Source_20_Text">(command, argument)</text:span> messages. Each stage of encapsulation is responsible to compose/decompose its information and parse the provided commands. In charge of the central stage to use <text:span text:style-name="Source_20_Text">blendervr.tools.connector.Client</text:span> class to interact with the daemon and use its <text:span text:style-name="Source_20_Text">send(command, argument = '')</text:span> method.</text:p>
      <text:p text:style-name="P8">The method <text:span text:style-name="Source_20_Text">blendervr.tools.connector.Common.composeMessage(command, argument)</text:span> must be use to compose a message sended to the peer.</text:p>
      <text:p text:style-name="Text_20_body">On the other side, the method <text:span text:style-name="Source_20_Text">blendervr.tools.connector.Common.decomposeMessage(message)</text:span> must be use to decompose a message and analyse its content.</text:p>
      <text:p text:style-name="Text_20_body">For instance, if the UI request the blender file name, it should send (supposing <text:span text:style-name="Source_20_Text">client</text:span> is a <text:span text:style-name="Source_20_Text">blendervr.tools.connector.Client</text:span> object and composer is an import of <text:span text:style-name="Source_20_Text">blendervr.tools.connector.Common</text:span>): <text:span text:style-name="Source_20_Text">client.send('get', composer.composeMessage('simulation', 'blender file name'))</text:span></text:p>
      <text:p text:style-name="Text_20_body">For commodity, in the remaining specs, we will write: <text:span text:style-name="Source_20_Text">('get', ('simulation', 'blender file name'))</text:span></text:p>
      <text:p text:style-name="Text_20_body"/>
      <text:p text:style-name="Text_20_body">Unless specified, the daemon will reply to request with the same keywords <text:span text:style-name="T20">to acknowledge the value</text:span>. Thus, if the UI request for the current blender file name, the dialog will be (supposing the current blender file is <text:span text:style-name="Source_20_Text">/home/blender/samples/mountain/mountain.blend</text:span><text:span text:style-name="T1">)</text:span>:</text:p>
      <text:p text:style-name="Text_20_body"><text:span text:style-name="T37"># </text:span><text:span text:style-name="T36">UI:</text:span> <text:span text:style-name="Source_20_Text">('get', ('simulation', 'blender file name')</text:span><text:span text:style-name="Source_20_Text"><text:span text:style-name="T21">)</text:span></text:span></text:p>
      <text:p text:style-name="P7"><text:span text:style-name="T18"># </text:span><text:span text:style-name="T17">daemon:</text:span> <text:span text:style-name="Source_20_Text">('get', ('simulation', </text:span><text:span text:style-name="Source_20_Text"><text:span text:style-name="T19">('blender file name', </text:span></text:span><text:span text:style-name="Source_20_Text">'/home/blender/samples/mountain/mountain.blend'))</text:span><text:span text:style-name="Source_20_Text"><text:span text:style-name="T19">)</text:span></text:span></text:p>
      <text:p text:style-name="P12"><text:span text:style-name="Main"><text:span text:style-name="T34">If the daemon does not understand the command, it will send back </text:span></text:span><text:span text:style-name="Source_20_Text"><text:span text:style-name="T34">('Not ACK')</text:span></text:span><text:span text:style-name="T34">.</text:span></text:p>
      <text:p text:style-name="P6">The command ('<text:span text:style-name="Source_20_Text">get</text:span>', '<text:span text:style-name="Source_20_Text">simutation</text:span>', '<text:span text:style-name="Source_20_Text">blender file name</text:span>' …) MUST be a string <text:span text:style-name="T30">WITHOUT any colon.</text:span></text:p>
      <text:p text:style-name="P8"><text:span text:style-name="Source_20_Text"><text:span text:style-name="T26">Where</text:span></text:span><text:span text:style-name="Source_20_Text"><text:span text:style-name="T27">as </text:span></text:span><text:span text:style-name="Source_20_Text"><text:span text:style-name="T26">the argument</text:span></text:span><text:span text:style-name="Source_20_Text"><text:span text:style-name="T27">s</text:span></text:span><text:span text:style-name="Source_20_Text"><text:span text:style-name="T26"> </text:span></text:span><text:span text:style-name="Source_20_Text"><text:span text:style-name="T27">types can be any kind of p</text:span></text:span><text:span text:style-name="Source_20_Text"><text:span text:style-name="T26">ython base types: string, boolean (</text:span></text:span><text:span text:style-name="Source_20_Text"><text:span text:style-name="T29">True</text:span></text:span><text:span text:style-name="Source_20_Text"><text:span text:style-name="T26"> or </text:span></text:span><text:span text:style-name="Source_20_Text"><text:span text:style-name="T29">False</text:span></text:span><text:span text:style-name="Source_20_Text"><text:span text:style-name="T26">), integer, list and dictionaries. Both lists and dictionaries can contain string, boolean, integer, list or dictionaries.</text:span></text:span></text:p>
      <text:p text:style-name="P8"><text:span text:style-name="Source_20_Text"><text:span text:style-name="T28">Path</text:span></text:span><text:span text:style-name="Source_20_Text"><text:span text:style-name="T26"> variable type is a kind of string that represents a path. It MUST be defined as absolute one referenced to the root of the filesystem.</text:span></text:span></text:p>
      <text:h text:style-name="Heading_20_1" text:outline-level="1"><text:soft-page-break/>Get/Set <text:span text:style-name="T2">settings</text:span></text:h>
      <text:p text:style-name="P2">The simulation can request/<text:span text:style-name="T2">set</text:span> many informations from the daemon. <text:span text:style-name="T19">For instance, to define the processor file, it must use </text:span><text:span text:style-name="Source_20_Text"><text:span text:style-name="T19">('set', ('simulation',('blender processor name', '/home/blender/samples/spider/spider.blend'))) </text:span></text:span><text:span text:style-name="T19">(and the daemon will answer : </text:span><text:span text:style-name="Source_20_Text"><text:span text:style-name="T19">('set', ('simulation', 'blender processor name'))</text:span></text:span><text:span text:style-name="T19">).</text:span></text:p>
      <text:h text:style-name="P16" text:outline-level="2">Simulation</text:h>
      <text:list xml:id="list706547438101360575" text:style-name="L1">
        <text:list-item>
          <text:p text:style-name="P3"><text:span text:style-name="T3">blender file name</text:span><text:span text:style-name="T12"> </text:span><text:span text:style-name="T13">[</text:span><text:span text:style-name="T14">path</text:span><text:span text:style-name="T13">]</text:span><text:span text:style-name="T12">: name </text:span>of the <text:span text:style-name="Source_20_Text">.blend</text:span> file</text:p>
        </text:list-item>
        <text:list-item>
          <text:p text:style-name="P4"><text:span text:style-name="T3">processor file name </text:span><text:span text:style-name="T13">[</text:span><text:span text:style-name="T14">path</text:span><text:span text:style-name="T13">]</text:span>: name of the processor file.</text:p>
        </text:list-item>
        <text:list-item>
          <text:p text:style-name="P4"><text:span text:style-name="T3">link processor to blender </text:span><text:span text:style-name="T13">[boolean]</text:span>: do we have to link the processor file name to the blender file name ?</text:p>
        </text:list-item>
      </text:list>
      <text:h text:style-name="Heading_20_2" text:outline-level="2">Configuration</text:h>
      <text:list xml:id="list8037049122329295162" text:style-name="L2">
        <text:list-item>
          <text:p text:style-name="P5"><text:span text:style-name="T6">file</text:span> [<text:span text:style-name="T31">path</text:span>]: name of the XML configuration (absolute path)</text:p>
        </text:list-item>
        <text:list-item>
          <text:p text:style-name="P9"><text:span text:style-name="T3">paths</text:span> [list of path]: the liste of the paths for the included XML files</text:p>
        </text:list-item>
      </text:list>
      <text:h text:style-name="P17" text:outline-level="2">Screen set</text:h>
      <text:list xml:id="list6416688784014423106" text:style-name="L3">
        <text:list-item>
          <text:p text:style-name="P10"><text:span text:style-name="Main"><text:span text:style-name="T4">All</text:span></text:span><text:span text:style-name="Main"><text:span text:style-name="T32"> [list of strings]: all the available screen sets</text:span></text:span></text:p>
        </text:list-item>
        <text:list-item>
          <text:p text:style-name="P10"><text:span text:style-name="Main"><text:span text:style-name="T4">current</text:span></text:span><text:span text:style-name="Main"><text:span text:style-name="T15"> [string]: current screen set (if it is not included inside the available screen sets, then the daemon will not care.</text:span></text:span></text:p>
        </text:list-item>
      </text:list>
      <text:h text:style-name="Heading_20_1" text:outline-level="1">State</text:h>
      <text:p text:style-name="P15">If the UI want to run or stop the simulation, it must send <text:span text:style-name="Source_20_Text">('state', </text:span><text:span text:style-name="Source_20_Text"><text:span text:style-name="T3">state</text:span></text:span><text:span text:style-name="Source_20_Text">)</text:span>, with <text:span text:style-name="Source_20_Text"><text:span text:style-name="T3">state</text:span></text:span> is <text:span text:style-name="Source_20_Text">True</text:span> or <text:span text:style-name="Source_20_Text">False</text:span></text:p>
      <text:p text:style-name="P11"><text:span text:style-name="T35">The daemon will answer </text:span><text:span text:style-name="Source_20_Text"><text:span text:style-name="T33">('state', </text:span></text:span><text:span text:style-name="Source_20_Text"><text:span text:style-name="T5">state</text:span></text:span><text:span text:style-name="Source_20_Text"><text:span text:style-name="T33">)</text:span></text:span><text:span text:style-name="T33"> where </text:span><text:span text:style-name="Source_20_Text"><text:span text:style-name="T5">state</text:span></text:span><text:span text:style-name="T33"> is equal to:</text:span></text:p>
      <text:list xml:id="list1911798447937291357" text:style-name="L4">
        <text:list-item>
          <text:p text:style-name="P13"><text:span text:style-name="Source_20_Text"><text:span text:style-name="T12">'stopped'</text:span></text:span>: no instance is running ;</text:p>
        </text:list-item>
        <text:list-item>
          <text:p text:style-name="P13"><text:span text:style-name="Source_20_Text"><text:span text:style-name="T12">'started'</text:span></text:span>: the simulation is running ;</text:p>
        </text:list-item>
        <text:list-item>
          <text:p text:style-name="P13"><text:span text:style-name="Source_20_Text"><text:span text:style-name="T12">'starting'</text:span></text:span>: some instances are running, but not all ;</text:p>
        </text:list-item>
        <text:list-item>
          <text:p text:style-name="P14"><text:span text:style-name="Source_20_Text"><text:span text:style-name="T12">'st</text:span></text:span><text:span text:style-name="Source_20_Text"><text:span text:style-name="T16">oping</text:span></text:span><text:span text:style-name="Source_20_Text"><text:span text:style-name="T12">'</text:span></text:span>: some instances are <text:span text:style-name="T40">stopped</text:span>, but not all ;</text:p>
        </text:list-item>
      </text:list>
      <text:p text:style-name="P15">During evolution, the daemon will send all the states. Thus, the messages are :</text:p>
      <text:p text:style-name="P15"><text:span text:style-name="T36">#UI:</text:span> <text:span text:style-name="Source_20_Text">('state', True)</text:span></text:p>
      <text:p text:style-name="P15"><text:span text:style-name="Main"><text:span text:style-name="T36">#daemon:</text:span></text:span><text:span text:style-name="Main"> </text:span><text:span text:style-name="Source_20_Text">('state', 'stopped')</text:span></text:p>
      <text:p text:style-name="P15"><text:span text:style-name="T3">wait some time ...</text:span></text:p>
      <text:p text:style-name="P15"><text:span text:style-name="Main"><text:span text:style-name="T17">#daemon:</text:span></text:span><text:span text:style-name="Main"> </text:span><text:span text:style-name="Source_20_Text">('state', 'starting')</text:span></text:p>
      <text:p text:style-name="P15"><text:soft-page-break/><text:span text:style-name="T3">wait some time ...</text:span></text:p>
      <text:p text:style-name="P15"><text:span text:style-name="Main"><text:span text:style-name="T36">#daemon:</text:span></text:span><text:span text:style-name="Main"> </text:span><text:span text:style-name="Source_20_Text">('state', 'started')</text:span></text:p>
      <text:p text:style-name="P1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10 Pitch" fo:font-family="'Courier 10 Pitch'" style:font-style-name="Regular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 style:shadow="none"/>
    </style:style>
    <style:style style:name="Strong_20_Emphasis" style:display-name="Strong Emphasis" style:family="text" style:hidden="true">
      <style:text-properties fo:font-weight="bold" style:font-weight-asian="bold" style:font-weight-complex="bold"/>
    </style:style>
    <style:style style:name="Caption_20_characters" style:display-name="Caption character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Citation" style:family="text" style:hidden="true">
      <style:text-properties fo:font-style="italic" style:font-style-asian="italic" style:font-style-complex="italic"/>
    </style:style>
    <style:style style:name="Placeholder" style:family="text" style:hidden="true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Drop_20_Caps" style:display-name="Drop Caps" style:family="text" style:hidden="true"/>
    <style:style style:name="Definition" style:family="text" style:hidden="true"/>
    <style:style style:name="Emphasis" style:family="text" style:hidden="true">
      <style:text-properties fo:font-style="italic" style:font-style-asian="italic" style:font-style-complex="italic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Internet_20_link" style:display-name="Internet link" style:family="text" style:hidden="true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 style:hidden="true"/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Page_20_Number" style:display-name="Page Number" style:family="text" style:hidden="true"/>
    <style:style style:name="Main" style:family="text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Touraine</meta:initial-creator>
    <meta:creation-date>2014-11-17T07:45:02.429159696</meta:creation-date>
    <dc:date>2014-12-03T21:03:09.327083538</dc:date>
    <dc:creator>Damien Touraine</dc:creator>
    <meta:editing-duration>PT2H18M31S</meta:editing-duration>
    <meta:editing-cycles>32</meta:editing-cycles>
    <meta:generator>LibreOffice/4.2.7.2$Linux_X86_64 LibreOffice_project/420m0$Build-2</meta:generator>
    <meta:document-statistic meta:table-count="0" meta:image-count="0" meta:object-count="0" meta:page-count="4" meta:paragraph-count="43" meta:word-count="541" meta:character-count="3592" meta:non-whitespace-character-count="3105"/>
  </office:meta>
</office:document-meta>
</file>